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Nimbus Mono L" svg:font-family="'Nimbus Mono L'" style:font-adornments="Normal" style:font-pitch="fixed"/>
    <style:font-face style:name="Nimbus Mono L1"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officeooo:paragraph-rsid="002d575f"/>
    </style:style>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ent-style-name="Programmation">
      <style:text-properties officeooo:paragraph-rsid="00299e2b"/>
    </style:style>
    <style:style style:name="P12" style:family="paragraph" style:parent-style-name="Programmation">
      <style:text-properties officeooo:paragraph-rsid="002b6f90"/>
    </style:style>
    <style:style style:name="P13" style:family="paragraph" style:parent-style-name="Programmation">
      <style:text-properties officeooo:paragraph-rsid="002d575f"/>
    </style:style>
    <style:style style:name="T1" style:family="text">
      <style:text-properties officeooo:rsid="00299e2b"/>
    </style:style>
    <style:style style:name="T2" style:family="text">
      <style:text-properties officeooo:rsid="0029b4a9"/>
    </style:style>
    <style:style style:name="T3" style:family="text">
      <style:text-properties officeooo:rsid="002b6f90"/>
    </style:style>
    <style:style style:name="T4" style:family="text">
      <style:text-properties officeooo:rsid="002d575f"/>
    </style:style>
    <style:style style:name="T5" style:family="text">
      <style:text-properties officeooo:rsid="002ef43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ulti-threading sous LINUX</text:p>
      <text:p text:style-name="P3">Pierre Ficheux (<text:a xlink:type="simple" xlink:href="mailto:pficheux@com1.fr">pficheux@com1.fr</text:a>) </text:p>
      <text:p text:style-name="P3">Avril 1999 </text:p>
      <text:h text:style-name="Heading_20_1" text:outline-level="1">Résumé</text:h>
      <text:p text:style-name="Text_20_body">Cet article est une introduction à la programmation <text:span text:style-name="Emphasis">multi-threads</text:span> sous LINUX. Les exemples de programmation utilisent la bibliothèque <text:a xlink:type="simple" xlink:href="http://pauillac.inria.fr/%7Exleroy/linuxthreads">LinuxThreads</text:a> disponible en standard sur la majorité des distributions LINUX récentes. ces exemples sont disponibles en téléchargement sur <text:a xlink:type="simple" xlink:href="http://pficheux.free.fr/articles/lmf/threads/examples.tar.gz">http://www.com1.fr/~pficheux/articles/lmf/threads/examples.tar.gz </text:a></text:p>
      <text:p text:style-name="Text_20_body">La lecture de cet article nécessite une assez bonne compréhension de la syntaxe du langage C... </text:p>
      <text:h text:style-name="Heading_20_1" text:outline-level="1">Qu'est-ce que le multi-threading ?</text:h>
      <text:p text:style-name="Text_20_body">Les programmeurs LINUX et plus généralement UNIX sont depuis longtemps habitués aux fonctionnalités <text:span text:style-name="Emphasis">multi-taches</text:span> de leur système préféré. Tous ceux qui se sont frottés un tant soit peu à la programmation <text:span text:style-name="Emphasis">système</text:span> savent qu'il est aisé sous UNIX de créer des <text:span text:style-name="Emphasis">processus</text:span> fils à partir d'un processus existant en utilisant l'appel système <text:span text:style-name="Emphasis">fork</text:span>, comme le montre le petit exemple de code ci-dessous: </text:p>
      <text:p text:style-name="Programmation_20_Titre"><text:span text:style-name="T1">fork.c</text:span></text:p>
      <text:list xml:id="list1885765022" text:style-name="Numbering_20_1">
        <text:list-item>
          <text:p text:style-name="P11"><text:span text:style-name="T1">#include &lt;stdio.h&gt;</text:span></text:p>
        </text:list-item>
        <text:list-item>
          <text:p text:style-name="P11"><text:span text:style-name="T1">#include &lt;stdlib.h&gt;</text:span></text:p>
        </text:list-item>
        <text:list-item>
          <text:p text:style-name="P11"><text:span text:style-name="T1">#include &lt;unistd.h&gt;</text:span></text:p>
        </text:list-item>
        <text:list-item>
          <text:p text:style-name="P11"><text:span text:style-name="T1"></text:span></text:p>
        </text:list-item>
        <text:list-item>
          <text:p text:style-name="P11"><text:span text:style-name="T1">int <text:s text:c="4"/>i;</text:span></text:p>
        </text:list-item>
        <text:list-item>
          <text:p text:style-name="P11"><text:span text:style-name="T1"></text:span></text:p>
        </text:list-item>
        <text:list-item>
          <text:p text:style-name="P11"><text:span text:style-name="T1">int main(int ac, char **av)</text:span></text:p>
        </text:list-item>
        <text:list-item>
          <text:p text:style-name="P11"><text:span text:style-name="T1">{</text:span></text:p>
        </text:list-item>
        <text:list-item>
          <text:p text:style-name="P11"><text:span text:style-name="T1"><text:s text:c="4"/>int <text:s text:c="4"/>pid;</text:span></text:p>
        </text:list-item>
        <text:list-item>
          <text:p text:style-name="P11"><text:span text:style-name="T1"></text:span></text:p>
        </text:list-item>
        <text:list-item>
          <text:p text:style-name="P11"><text:span text:style-name="T1"><text:s text:c="4"/>i = 1;</text:span></text:p>
        </text:list-item>
        <text:list-item>
          <text:p text:style-name="P11"><text:span text:style-name="T1"></text:span></text:p>
        </text:list-item>
        <text:list-item>
          <text:p text:style-name="P11"><text:span text:style-name="T1"><text:s text:c="4"/>if ((pid = fork()) == 0)</text:span></text:p>
        </text:list-item>
        <text:list-item>
          <text:p text:style-name="P11"><text:span text:style-name="T1"><text:s text:c="4"/>{</text:span></text:p>
        </text:list-item>
        <text:list-item>
          <text:p text:style-name="P11"><text:span text:style-name="T1"><text:s text:c="8"/>/* Dans le fils */</text:span></text:p>
        </text:list-item>
        <text:list-item>
          <text:p text:style-name="P11"><text:span text:style-name="T1"><text:s text:c="8"/>printf("Je suis le fils, pid = %d\n", getpid());</text:span></text:p>
        </text:list-item>
        <text:list-item>
          <text:p text:style-name="P11"><text:span text:style-name="T1"><text:s text:c="8"/>sleep(2);</text:span></text:p>
        </text:list-item>
        <text:list-item>
          <text:p text:style-name="P11"><text:span text:style-name="T1"><text:s text:c="8"/>printf("Fin du fils, i = %d !\n", i);</text:span></text:p>
        </text:list-item>
        <text:list-item>
          <text:p text:style-name="P11"><text:span text:style-name="T1"><text:s text:c="8"/>exit(0);</text:span></text:p>
        </text:list-item>
        <text:list-item>
          <text:p text:style-name="P11"><text:span text:style-name="T1"><text:s text:c="4"/>}</text:span></text:p>
        </text:list-item>
        <text:list-item>
          <text:p text:style-name="P11"><text:span text:style-name="T1"><text:s text:c="4"/>else if (pid &gt; 0)</text:span></text:p>
        </text:list-item>
        <text:list-item>
          <text:p text:style-name="P11"><text:span text:style-name="T1"><text:s text:c="4"/>{</text:span></text:p>
        </text:list-item>
        <text:list-item>
          <text:p text:style-name="P11"><text:span text:style-name="T1"><text:s text:c="8"/>/* Dans le pere */</text:span></text:p>
        </text:list-item>
        <text:list-item>
          <text:p text:style-name="P11"><text:span text:style-name="T1"><text:s text:c="8"/>printf("Je suis le pere, pid = %d\n", getpid());</text:span></text:p>
        </text:list-item>
        <text:list-item>
          <text:p text:style-name="P11"><text:span text:style-name="T1"><text:s text:c="8"/>sleep(1);</text:span></text:p>
        </text:list-item>
        <text:list-item>
          <text:p text:style-name="P11"><text:span text:style-name="T1"></text:span></text:p>
        </text:list-item>
        <text:list-item>
          <text:p text:style-name="P11"><text:span text:style-name="T1"><text:s text:c="8"/>/* Modifie la variable */</text:span></text:p>
        </text:list-item>
        <text:list-item>
          <text:p text:style-name="P11"><text:span text:style-name="T1"><text:s text:c="8"/>i = 2;</text:span></text:p>
        </text:list-item>
        <text:list-item>
          <text:p text:style-name="P11"><text:span text:style-name="T1"><text:s text:c="8"/>printf("le pere a modifie la variable a %d\n", i);</text:span></text:p>
        </text:list-item>
        <text:list-item>
          <text:p text:style-name="P11"><text:span text:style-name="T1"></text:span></text:p>
        </text:list-item>
        <text:list-item>
          <text:p text:style-name="P11"><text:span text:style-name="T1"><text:s text:c="8"/>sleep(3);</text:span></text:p>
        </text:list-item>
        <text:list-item>
          <text:p text:style-name="P11"><text:span text:style-name="T1"><text:s text:c="8"/>printf("Fin du pere, i = %d !\n", i);</text:span></text:p>
        </text:list-item>
        <text:list-item>
          <text:p text:style-name="P11"><text:span text:style-name="T1"><text:s text:c="8"/>exit(0);</text:span></text:p>
        </text:list-item>
        <text:list-item>
          <text:p text:style-name="P11"><text:span text:style-name="T1"><text:s text:c="4"/>}</text:span></text:p>
        </text:list-item>
        <text:list-item>
          <text:p text:style-name="P11"><text:span text:style-name="T1"><text:s text:c="4"/>else</text:span></text:p>
        </text:list-item>
        <text:list-item>
          <text:p text:style-name="P11"><text:span text:style-name="T1"><text:s text:c="4"/>{</text:span></text:p>
        </text:list-item>
        <text:list-item>
          <text:p text:style-name="P11"><text:span text:style-name="T1"><text:s text:c="8"/>/* Erreur */</text:span></text:p>
        </text:list-item>
        <text:list-item>
          <text:p text:style-name="P11"><text:span text:style-name="T1"><text:s text:c="8"/>perror("fork");</text:span></text:p>
        </text:list-item>
        <text:list-item>
          <text:p text:style-name="P11"><text:span text:style-name="T1"><text:s text:c="8"/>exit(1);</text:span></text:p>
        </text:list-item>
        <text:list-item>
          <text:p text:style-name="P11"><text:span text:style-name="T1"><text:s text:c="4"/>}</text:span></text:p>
        </text:list-item>
        <text:list-item>
          <text:p text:style-name="P11"><text:soft-page-break/><text:span text:style-name="T1"><text:s/></text:span></text:p>
        </text:list-item>
        <text:list-item>
          <text:p text:style-name="P11"><text:span text:style-name="T1"><text:s text:c="3"/>return 0;</text:span></text:p>
        </text:list-item>
        <text:list-item>
          <text:p text:style-name="P11"><text:span text:style-name="T1">}</text:span></text:p>
        </text:list-item>
      </text:list>
      <text:p text:style-name="Text_20_body">qui donne à l'exécution: </text:p>
      <text:p text:style-name="Console"><text:span text:style-name="T1">$</text:span> ./fork&amp;</text:p>
      <text:p text:style-name="Console">[1] 367</text:p>
      <text:p text:style-name="Console"><text:span text:style-name="T1">$</text:span> Je suis le pere, pid = 367</text:p>
      <text:p text:style-name="Console">Je suis le fils, pid = 368</text:p>
      <text:p text:style-name="Console">le pere a modifie la variable a 2</text:p>
      <text:p text:style-name="Console">Fin du fils, i = 1 !</text:p>
      <text:p text:style-name="Console">Fin du pere, i = 2 !</text:p>
      <text:p text:style-name="Text_20_body">Les limites du <text:span text:style-name="Emphasis">fork</text:span> apparaissent d'ores et déjà lorsqu'il s'agit de partager des variables entre un processus père et son fils. Comme on le voit dans le petit exemple ci-cessus, la variable globale <text:span text:style-name="Emphasis">i</text:span>, modifiée par le père a toujours l'ancienne valeur dans le fils. Ceci est le comportement normal du <text:span text:style-name="Emphasis">fork</text:span> qui duplique le contexte courant lors de la création d'un processus fils. <text:line-break/>En plus d'empêcher le partage de variables, la création d'un nouveau contexte est pénalisante au niveau performances. Il en est de même pour le changement de contexte (context switch), lors du passage d'un processus à un autre. </text:p>
      <text:p text:style-name="Text_20_body">Un <text:span text:style-name="Emphasis">thread</text:span> ressemble fortement à un processus fils classique à la différence qu'il partage beaucoup plus de données avec le processus qui l'a créé: </text:p>
      <text:list xml:id="list662175106" text:style-name="L1">
        <text:list-item>
          <text:p text:style-name="P8">Les variables globales </text:p>
        </text:list-item>
        <text:list-item>
          <text:p text:style-name="P8">Les variables statiques locales </text:p>
        </text:list-item>
        <text:list-item>
          <text:p text:style-name="P4">Les descripteurs de fichiers (file descriptors) </text:p>
        </text:list-item>
      </text:list>
      <text:p text:style-name="Text_20_body">Le <text:span text:style-name="Emphasis">multi-threading</text:span> est donc une technique de programmation permettant de profiter des avantages (et aussi de certaines contraintes) de l'utilisation des <text:span text:style-name="Emphasis">threads</text:span>. </text:p>
      <text:h text:style-name="Heading_20_1" text:outline-level="1">Les bibliothèques de threads </text:h>
      <text:p text:style-name="Text_20_body">De nombreux systèmes d'exploitation permettent aujourd'hui la programmation par threads: Solaris 5.x de SUN, Windows95/98/NT et bien d'autres (dont LINUX). Dans le cas de Solaris, la bibliothèque de threads disponible est conforme à la norme <text:span text:style-name="Emphasis">POSIX 1003.1c</text:span> ce qui assure une certaine portabilité de l'applicatif en cas de portage vers un autre système. Dans le cas des systèmes Microsoft, la bibliothèque utilisée est bien entendu non conforme à cette norme POSIX ! </text:p>
      <text:p text:style-name="Text_20_body">Il existe aujourd'hui diverses bibliothèques permettant de manipuler des threads sous LINUX. On dénombre deux principaux types d'implémentations de threads: </text:p>
      <text:list xml:id="list1431595374" text:style-name="L2">
        <text:list-item>
          <text:p text:style-name="P9">Au niveau utilisateur (user-level). A ce moment la, la gestion des threads est entièrement faite dans l'espace utilisateur. </text:p>
        </text:list-item>
        <text:list-item>
          <text:p text:style-name="P5">Au niveau noyau (kernel-level). Dans ce cas, les threads sont directement gérés par le noyau. </text:p>
        </text:list-item>
      </text:list>
      <text:p text:style-name="Text_20_body">Dans ce dernier cas, la base de l'implémentation est entre-autres l'appel système <text:span text:style-name="Emphasis">clone</text:span>, également utilisé pour la création de processus classiques: </text:p>
      <text:p text:style-name="Console">NAME</text:p>
      <text:p text:style-name="Console"><text:s text:c="7"/>clone - create a child process</text:p>
      <text:p text:style-name="Console"/>
      <text:p text:style-name="Console">SYNOPSIS</text:p>
      <text:p text:style-name="Console"><text:s text:c="7"/>#include &lt;linux/sched.h&gt;</text:p>
      <text:p text:style-name="Console"><text:s text:c="7"/>#include &lt;linux/unistd.h&gt;</text:p>
      <text:p text:style-name="Console"/>
      <text:p text:style-name="Console"><text:s text:c="7"/>pid_t clone(void *sp, unsigned long flags)</text:p>
      <text:p text:style-name="Console"><text:soft-page-break/></text:p>
      <text:p text:style-name="Console">DESCRIPTION</text:p>
      <text:p text:style-name="Console"><text:s text:c="7"/>clone <text:s/>is <text:s/>an <text:s/>alternate <text:s/>interface <text:s/>to <text:s/>fork, <text:s/>with <text:s/>more</text:p>
      <text:p text:style-name="Console"><text:s text:c="7"/>options. <text:s/>fork is equivalent to clone(0, SIGCLD|COPYVM).</text:p>
      <text:p text:style-name="Text_20_body">La bibliothèque <text:a xlink:type="simple" xlink:href="http://pauillac.inria.fr/%7Exleroy/linuxthreads">LinuxThreads</text:a> développée par <text:a xlink:type="simple" xlink:href="mailto:Xavier.Leroy@inria.fr">Xavier Leroy</text:a> (Xavier.Leroy@inria.fr) est une excellente implémentation de la norme <text:span text:style-name="Emphasis">POSIX 1003.1c</text:span>. Cette bibliothèque est basée sur l'appel système <text:span text:style-name="Emphasis">clone</text:span>. Je ne saurais trop vous conseiller d'utiliser ce produit, ce que nous ferons dans la suite des exemples présentés dans cet article. </text:p>
      <text:p text:style-name="Text_20_body">Pour information, cette bibliothèque est livrée en standard sur les distributions RedHat 5. </text:p>
      <text:h text:style-name="Heading_20_1" text:outline-level="1">Comment créer des threads sous LINUX ?</text:h>
      <text:p text:style-name="Text_20_body">Voici un petit exemple de programme utilisant deux threads d'affichage: </text:p>
      <text:p text:style-name="Programmation_20_Titre"><text:span text:style-name="T1">thread1.c</text:span></text:p>
      <text:list xml:id="list1593693175" text:continue-list="list1885765022" text:style-name="Numbering_20_1">
        <text:list-item text:start-value="1">
          <text:p text:style-name="P11"><text:span text:style-name="T1">#include &lt;stdio.h&gt;</text:span></text:p>
        </text:list-item>
        <text:list-item>
          <text:p text:style-name="P11"><text:span text:style-name="T1">#include &lt;stdlib.h&gt;</text:span></text:p>
        </text:list-item>
        <text:list-item>
          <text:p text:style-name="P11"><text:span text:style-name="T1">#include &lt;unistd.h&gt;</text:span></text:p>
        </text:list-item>
        <text:list-item>
          <text:p text:style-name="P11"><text:span text:style-name="T1">#include &lt;pthread.h&gt;</text:span></text:p>
        </text:list-item>
        <text:list-item>
          <text:p text:style-name="P11"><text:span text:style-name="T1"></text:span></text:p>
        </text:list-item>
        <text:list-item>
          <text:p text:style-name="P11"><text:span text:style-name="T1">void <text:s text:c="2"/>*my_thread_process(void *arg)</text:span></text:p>
        </text:list-item>
        <text:list-item>
          <text:p text:style-name="P11"><text:span text:style-name="T1">{</text:span></text:p>
        </text:list-item>
        <text:list-item>
          <text:p text:style-name="P11"><text:span text:style-name="T1"><text:s text:c="4"/>int <text:s text:c="4"/>i;</text:span></text:p>
        </text:list-item>
        <text:list-item>
          <text:p text:style-name="P11"><text:span text:style-name="T1"></text:span></text:p>
        </text:list-item>
        <text:list-item>
          <text:p text:style-name="P11"><text:span text:style-name="T1"><text:s text:c="4"/>for (i = 0; i &lt; 5; i++)</text:span></text:p>
        </text:list-item>
        <text:list-item>
          <text:p text:style-name="P11"><text:span text:style-name="T1"><text:s text:c="4"/>{</text:span></text:p>
        </text:list-item>
        <text:list-item>
          <text:p text:style-name="P11"><text:span text:style-name="T1"><text:s text:c="8"/>printf("Thread %s: %d\n", (char *)arg, i);</text:span></text:p>
        </text:list-item>
        <text:list-item>
          <text:p text:style-name="P11"><text:span text:style-name="T1"><text:s text:c="8"/>sleep(1);</text:span></text:p>
        </text:list-item>
        <text:list-item>
          <text:p text:style-name="P11"><text:span text:style-name="T1"><text:s text:c="4"/>}</text:span></text:p>
        </text:list-item>
        <text:list-item>
          <text:p text:style-name="P11"><text:span text:style-name="T1"><text:s text:c="4"/>pthread_exit(0);</text:span></text:p>
        </text:list-item>
        <text:list-item>
          <text:p text:style-name="P11"><text:span text:style-name="T1">}</text:span></text:p>
        </text:list-item>
        <text:list-item>
          <text:p text:style-name="P11"><text:span text:style-name="T1"></text:span></text:p>
        </text:list-item>
        <text:list-item>
          <text:p text:style-name="P11"><text:span text:style-name="T1">int main(int ac, char **av)</text:span></text:p>
        </text:list-item>
        <text:list-item>
          <text:p text:style-name="P11"><text:span text:style-name="T1">{</text:span></text:p>
        </text:list-item>
        <text:list-item>
          <text:p text:style-name="P11"><text:span text:style-name="T1"><text:s text:c="4"/>pthread_t th1, th2;</text:span></text:p>
        </text:list-item>
        <text:list-item>
          <text:p text:style-name="P11"><text:span text:style-name="T1"><text:s text:c="4"/>void <text:s text:c="2"/>*ret;</text:span></text:p>
        </text:list-item>
        <text:list-item>
          <text:p text:style-name="P11"><text:span text:style-name="T1"></text:span></text:p>
        </text:list-item>
        <text:list-item>
          <text:p text:style-name="P11"><text:span text:style-name="T1"><text:s text:c="4"/>if (pthread_create(&amp;th1, NULL, my_thread_process, "1") &lt; 0)</text:span></text:p>
        </text:list-item>
        <text:list-item>
          <text:p text:style-name="P11"><text:span text:style-name="T1"><text:s text:c="4"/>{</text:span></text:p>
        </text:list-item>
        <text:list-item>
          <text:p text:style-name="P11"><text:span text:style-name="T1"><text:s text:c="8"/>fprintf(stderr, "pthread_create error for thread 1\n");</text:span></text:p>
        </text:list-item>
        <text:list-item>
          <text:p text:style-name="P11"><text:span text:style-name="T1"><text:s text:c="8"/>exit(1);</text:span></text:p>
        </text:list-item>
        <text:list-item>
          <text:p text:style-name="P11"><text:span text:style-name="T1"><text:s text:c="4"/>}</text:span></text:p>
        </text:list-item>
        <text:list-item>
          <text:p text:style-name="P11"><text:span text:style-name="T1"></text:span></text:p>
        </text:list-item>
        <text:list-item>
          <text:p text:style-name="P11"><text:span text:style-name="T1"><text:s text:c="4"/>if (pthread_create(&amp;th2, NULL, my_thread_process, "2") &lt; 0)</text:span></text:p>
        </text:list-item>
        <text:list-item>
          <text:p text:style-name="P11"><text:span text:style-name="T1"><text:s text:c="4"/>{</text:span></text:p>
        </text:list-item>
        <text:list-item>
          <text:p text:style-name="P11"><text:span text:style-name="T1"><text:s text:c="8"/>fprintf(stderr, "pthread_create error for thread 2\n");</text:span></text:p>
        </text:list-item>
        <text:list-item>
          <text:p text:style-name="P11"><text:span text:style-name="T1"><text:s text:c="8"/>exit(1);</text:span></text:p>
        </text:list-item>
        <text:list-item>
          <text:p text:style-name="P11"><text:span text:style-name="T1"><text:s text:c="4"/>}</text:span></text:p>
        </text:list-item>
        <text:list-item>
          <text:p text:style-name="P11"><text:span text:style-name="T1"></text:span></text:p>
        </text:list-item>
        <text:list-item>
          <text:p text:style-name="P11"><text:span text:style-name="T1"><text:s text:c="4"/>(void)pthread_join(th1, &amp;ret);</text:span></text:p>
        </text:list-item>
        <text:list-item>
          <text:p text:style-name="P11"><text:span text:style-name="T1"><text:s text:c="4"/>(void)pthread_join(th2, &amp;ret);</text:span></text:p>
        </text:list-item>
        <text:list-item>
          <text:p text:style-name="P11"><text:span text:style-name="T1"><text:s/></text:span></text:p>
        </text:list-item>
        <text:list-item>
          <text:p text:style-name="P11"><text:span text:style-name="T1"><text:s text:c="4"/>return 0;</text:span></text:p>
        </text:list-item>
        <text:list-item>
          <text:p text:style-name="P11"><text:span text:style-name="T1">}</text:span></text:p>
        </text:list-item>
      </text:list>
      <text:p text:style-name="Text_20_body">La fonction <text:span text:style-name="Emphasis">pthread_create</text:span> permet de créer le thread et de l'associer à la fonction <text:span text:style-name="Emphasis">my_thread_process</text:span>. On notera que le paramètre <text:span text:style-name="Emphasis">void *arg</text:span> est passé au thread lors de sa création. Après création des deux threads, le programme principal attend la fin des threads en utilisant la fonction <text:span text:style-name="Emphasis">pthread_join</text:span>. <text:line-break/>Après compilation de ce programme par la commande: </text:p>
      <text:p text:style-name="Console"><text:span text:style-name="T2">g</text:span>cc -D_REENTRANT -o thread1 thread1.c -lpthread <text:span text:style-name="T1">-Wall</text:span></text:p>
      <text:p text:style-name="Text_20_body"><text:soft-page-break/>Il donne à l'exécution: </text:p>
      <text:p text:style-name="Console">pierre@mmxpf % ./thread1</text:p>
      <text:p text:style-name="Console">Thread 1: 0</text:p>
      <text:p text:style-name="Console">Thread 2: 0</text:p>
      <text:p text:style-name="Console">Thread 1: 1</text:p>
      <text:p text:style-name="Console">Thread 2: 1</text:p>
      <text:p text:style-name="Console">Thread 1: 2</text:p>
      <text:p text:style-name="Console">Thread 2: 2</text:p>
      <text:p text:style-name="Console">Thread 1: 3</text:p>
      <text:p text:style-name="Console">Thread 2: 3</text:p>
      <text:p text:style-name="Console">Thread 1: 4</text:p>
      <text:p text:style-name="Console">Thread 2: 4</text:p>
      <text:h text:style-name="Heading_20_1" text:outline-level="1">Partages des données et synchronisation</text:h>
      <text:h text:style-name="Heading_20_2" text:outline-level="2">Les MUTEX</text:h>
      <text:p text:style-name="Text_20_body">Le partage de données nécessite parfois (même souvent) d'utiliser des techniques permettant de protèger à un instant donné une variable partagée par plusieurs threads. Imaginons un simple tableau d'entier rempli par un thread (lent) et lu par un autre (plus rapide). Le thread de lecture doit attendre la fin du remplissage du tableau avant d'afficher sont contenu. Pour cela, on peut utiliser le système des <text:span text:style-name="Emphasis">MUTEX</text:span> (MUTual EXclusion) afin de protèger le tableau pendant le temps de son remplissage: </text:p>
      <text:p text:style-name="Programmation_20_Titre"><text:span text:style-name="T2">thread2.c</text:span></text:p>
      <text:list xml:id="list1323244006" text:continue-list="list1593693175" text:style-name="Numbering_20_1">
        <text:list-item text:start-value="1">
          <text:p text:style-name="P12"><text:span text:style-name="T3">#include &lt;stdio.h&gt;</text:span></text:p>
        </text:list-item>
        <text:list-item>
          <text:p text:style-name="P12"><text:span text:style-name="T3">#include &lt;stdlib.h&gt;</text:span></text:p>
        </text:list-item>
        <text:list-item>
          <text:p text:style-name="P12"><text:span text:style-name="T3">#include &lt;unistd.h&gt;</text:span></text:p>
        </text:list-item>
        <text:list-item>
          <text:p text:style-name="P12"><text:span text:style-name="T3">#include &lt;pthread.h&gt;</text:span></text:p>
        </text:list-item>
        <text:list-item>
          <text:p text:style-name="P12"><text:span text:style-name="T3"></text:span></text:p>
        </text:list-item>
        <text:list-item>
          <text:p text:style-name="P12"><text:span text:style-name="T3">static pthread_mutex_t my_mutex;</text:span></text:p>
        </text:list-item>
        <text:list-item>
          <text:p text:style-name="P12"><text:span text:style-name="T3">static int tab[5];</text:span></text:p>
        </text:list-item>
        <text:list-item>
          <text:p text:style-name="P12"><text:span text:style-name="T3"></text:span></text:p>
        </text:list-item>
        <text:list-item>
          <text:p text:style-name="P12"><text:span text:style-name="T3">void <text:s text:c="2"/>*read_tab_process(void *arg)</text:span></text:p>
        </text:list-item>
        <text:list-item>
          <text:p text:style-name="P12"><text:span text:style-name="T3">{</text:span></text:p>
        </text:list-item>
        <text:list-item>
          <text:p text:style-name="P12"><text:span text:style-name="T3"><text:s text:c="4"/>int <text:s text:c="4"/>i;</text:span></text:p>
        </text:list-item>
        <text:list-item>
          <text:p text:style-name="P12"><text:span text:style-name="T3"></text:span></text:p>
        </text:list-item>
        <text:list-item>
          <text:p text:style-name="P12"><text:span text:style-name="T3"><text:s text:c="4"/>pthread_mutex_lock(&amp;my_mutex);</text:span></text:p>
        </text:list-item>
        <text:list-item>
          <text:p text:style-name="P12"><text:span text:style-name="T3"><text:s text:c="4"/>for (i = 0; i != 5; i++)</text:span></text:p>
        </text:list-item>
        <text:list-item>
          <text:p text:style-name="P12"><text:span text:style-name="T3"><text:s text:c="8"/>printf("read_process, tab[%d] vaut %d\n", i, tab[i]);</text:span></text:p>
        </text:list-item>
        <text:list-item>
          <text:p text:style-name="P12"><text:span text:style-name="T3"><text:s text:c="4"/>pthread_mutex_unlock(&amp;my_mutex);</text:span></text:p>
        </text:list-item>
        <text:list-item>
          <text:p text:style-name="P12"><text:span text:style-name="T3"><text:s text:c="4"/>pthread_exit(0);</text:span></text:p>
        </text:list-item>
        <text:list-item>
          <text:p text:style-name="P12"><text:span text:style-name="T3">}</text:span></text:p>
        </text:list-item>
        <text:list-item>
          <text:p text:style-name="P12"><text:span text:style-name="T3"></text:span></text:p>
        </text:list-item>
        <text:list-item>
          <text:p text:style-name="P12"><text:span text:style-name="T3">void <text:s text:c="2"/>*write_tab_process(void *arg)</text:span></text:p>
        </text:list-item>
        <text:list-item>
          <text:p text:style-name="P12"><text:span text:style-name="T3">{</text:span></text:p>
        </text:list-item>
        <text:list-item>
          <text:p text:style-name="P12"><text:span text:style-name="T3"><text:s text:c="4"/>int <text:s text:c="4"/>i;</text:span></text:p>
        </text:list-item>
        <text:list-item>
          <text:p text:style-name="P12"><text:span text:style-name="T3"></text:span></text:p>
        </text:list-item>
        <text:list-item>
          <text:p text:style-name="P12"><text:span text:style-name="T3"><text:s text:c="4"/>pthread_mutex_lock(&amp;my_mutex);</text:span></text:p>
        </text:list-item>
        <text:list-item>
          <text:p text:style-name="P12"><text:span text:style-name="T3"><text:s text:c="4"/>for (i = 0; i != 5; i++)</text:span></text:p>
        </text:list-item>
        <text:list-item>
          <text:p text:style-name="P12"><text:span text:style-name="T3"><text:s text:c="4"/>{</text:span></text:p>
        </text:list-item>
        <text:list-item>
          <text:p text:style-name="P12"><text:span text:style-name="T3"><text:s text:c="8"/>tab[i] = 2 * i;</text:span></text:p>
        </text:list-item>
        <text:list-item>
          <text:p text:style-name="P12"><text:span text:style-name="T3"><text:s text:c="8"/>printf("write_process, tab[%d] vaut %d\n", i, tab[i]);</text:span></text:p>
        </text:list-item>
        <text:list-item>
          <text:p text:style-name="P12"><text:span text:style-name="T3"><text:s text:c="8"/>sleep(1); <text:s text:c="14"/>/* Relentit le thread d'ecriture... */</text:span></text:p>
        </text:list-item>
        <text:list-item>
          <text:p text:style-name="P12"><text:span text:style-name="T3"><text:s text:c="4"/>}</text:span></text:p>
        </text:list-item>
        <text:list-item>
          <text:p text:style-name="P12"><text:span text:style-name="T3"><text:s text:c="4"/>pthread_mutex_unlock(&amp;my_mutex);</text:span></text:p>
        </text:list-item>
        <text:list-item>
          <text:p text:style-name="P12"><text:span text:style-name="T3"><text:s text:c="4"/>pthread_exit(0);</text:span></text:p>
        </text:list-item>
        <text:list-item>
          <text:p text:style-name="P12"><text:span text:style-name="T3">}</text:span></text:p>
        </text:list-item>
        <text:list-item>
          <text:p text:style-name="P12"><text:span text:style-name="T3"></text:span></text:p>
        </text:list-item>
        <text:list-item>
          <text:p text:style-name="P12"><text:span text:style-name="T3">int main(int ac, char **av)</text:span></text:p>
        </text:list-item>
        <text:list-item>
          <text:p text:style-name="P12"><text:soft-page-break/><text:span text:style-name="T3">{</text:span></text:p>
        </text:list-item>
        <text:list-item>
          <text:p text:style-name="P12"><text:span text:style-name="T3"><text:s text:c="4"/>pthread_t th1, th2;</text:span></text:p>
        </text:list-item>
        <text:list-item>
          <text:p text:style-name="P12"><text:span text:style-name="T3"><text:s text:c="4"/>void <text:s text:c="2"/>*ret;</text:span></text:p>
        </text:list-item>
        <text:list-item>
          <text:p text:style-name="P12"><text:span text:style-name="T3"></text:span></text:p>
        </text:list-item>
        <text:list-item>
          <text:p text:style-name="P12"><text:span text:style-name="T3"><text:s text:c="4"/>pthread_mutex_init(&amp;my_mutex, NULL);</text:span></text:p>
        </text:list-item>
        <text:list-item>
          <text:p text:style-name="P12"><text:span text:style-name="T3"></text:span></text:p>
        </text:list-item>
        <text:list-item>
          <text:p text:style-name="P12"><text:span text:style-name="T3"><text:s text:c="4"/>if (pthread_create(&amp;th1, NULL, write_tab_process, NULL) &lt; 0)</text:span></text:p>
        </text:list-item>
        <text:list-item>
          <text:p text:style-name="P12"><text:span text:style-name="T3"><text:s text:c="4"/>{</text:span></text:p>
        </text:list-item>
        <text:list-item>
          <text:p text:style-name="P12"><text:span text:style-name="T3"><text:s text:c="8"/>fprintf(stderr, "pthread_create error for thread 1\n");</text:span></text:p>
        </text:list-item>
        <text:list-item>
          <text:p text:style-name="P12"><text:span text:style-name="T3"><text:s text:c="8"/>exit(1);</text:span></text:p>
        </text:list-item>
        <text:list-item>
          <text:p text:style-name="P12"><text:span text:style-name="T3"><text:s text:c="4"/>}</text:span></text:p>
        </text:list-item>
        <text:list-item>
          <text:p text:style-name="P12"><text:span text:style-name="T3"></text:span></text:p>
        </text:list-item>
        <text:list-item>
          <text:p text:style-name="P12"><text:span text:style-name="T3"><text:s text:c="4"/>if (pthread_create(&amp;th2, NULL, read_tab_process, NULL) &lt; 0)</text:span></text:p>
        </text:list-item>
        <text:list-item>
          <text:p text:style-name="P12"><text:span text:style-name="T3"><text:s text:c="4"/>{</text:span></text:p>
        </text:list-item>
        <text:list-item>
          <text:p text:style-name="P12"><text:span text:style-name="T3"><text:s text:c="8"/>fprintf(stderr, "pthread_create error for thread 2\n");</text:span></text:p>
        </text:list-item>
        <text:list-item>
          <text:p text:style-name="P12"><text:span text:style-name="T3"><text:s text:c="8"/>exit(1);</text:span></text:p>
        </text:list-item>
        <text:list-item>
          <text:p text:style-name="P12"><text:span text:style-name="T3"><text:s text:c="4"/>}</text:span></text:p>
        </text:list-item>
        <text:list-item>
          <text:p text:style-name="P12"><text:span text:style-name="T3"></text:span></text:p>
        </text:list-item>
        <text:list-item>
          <text:p text:style-name="P12"><text:span text:style-name="T3"><text:s text:c="4"/>(void)pthread_join(th1, &amp;ret);</text:span></text:p>
        </text:list-item>
        <text:list-item>
          <text:p text:style-name="P12"><text:span text:style-name="T3"><text:s text:c="4"/>(void)pthread_join(th2, &amp;ret);</text:span></text:p>
        </text:list-item>
        <text:list-item>
          <text:p text:style-name="P12"><text:span text:style-name="T3"></text:span></text:p>
        </text:list-item>
        <text:list-item>
          <text:p text:style-name="P12"><text:span text:style-name="T3"><text:s text:c="4"/>return 0;</text:span></text:p>
        </text:list-item>
        <text:list-item>
          <text:p text:style-name="P12"><text:span text:style-name="T3">}</text:span></text:p>
        </text:list-item>
      </text:list>
      <text:p text:style-name="Text_20_body">La fonction <text:span text:style-name="Emphasis">pthread_mutex_lock</text:span> verrouille le MUTEX pendant la durée du remplissage du tableau. Le thread de lecture est contraint d'attendre l'appel à <text:span text:style-name="Emphasis">pthread_mutex_unlock</text:span> pour verrouiller à son tour le MUTEX et lire le tableau correct. A l'exécution on obtient: </text:p>
      <text:p text:style-name="Console"><text:span text:style-name="T3">$</text:span> ./thread2</text:p>
      <text:p text:style-name="Console">write_process, tab[0] vaut 0</text:p>
      <text:p text:style-name="Console">write_process, tab[1] vaut 2</text:p>
      <text:p text:style-name="Console">write_process, tab[2] vaut 4</text:p>
      <text:p text:style-name="Console">write_process, tab[3] vaut 6</text:p>
      <text:p text:style-name="Console">write_process, tab[4] vaut 8</text:p>
      <text:p text:style-name="Console">read_process, tab[0] vaut 0</text:p>
      <text:p text:style-name="Console">read_process, tab[1] vaut 2</text:p>
      <text:p text:style-name="Console">read_process, tab[2] vaut 4</text:p>
      <text:p text:style-name="Console">read_process, tab[3] vaut 6</text:p>
      <text:p text:style-name="Console">read_process, tab[4] vaut 8</text:p>
      <text:p text:style-name="Text_20_body">Si par malheur on n'utilisait par le MUTEX, on obtiendrait par contre: </text:p>
      <text:p text:style-name="Console">pierre@mmxpf % ./thread2</text:p>
      <text:p text:style-name="Console">write_process, tab[0] vaut 0</text:p>
      <text:p text:style-name="Console">read_process, tab[0] vaut 0</text:p>
      <text:p text:style-name="Console">read_process, tab[1] vaut 0</text:p>
      <text:p text:style-name="Console">read_process, tab[2] vaut 0</text:p>
      <text:p text:style-name="Console">read_process, tab[3] vaut 0</text:p>
      <text:p text:style-name="Console">read_process, tab[4] vaut 0</text:p>
      <text:p text:style-name="Console">write_process, tab[1] vaut 2</text:p>
      <text:p text:style-name="Console">write_process, tab[2] vaut 4</text:p>
      <text:p text:style-name="Console">write_process, tab[3] vaut 6</text:p>
      <text:p text:style-name="Console">write_process, tab[4] vaut 8</text:p>
      <text:h text:style-name="Heading_20_2" text:outline-level="2">Les sémaphores POSIX</text:h>
      <text:p text:style-name="Text_20_body">La bibliothèque <text:a xlink:type="simple" xlink:href="http://pauillac.inria.fr/%7Exleroy/linuxthreads">LinuxThreads</text:a> fournit également une implémentation des sémaphores <text:span text:style-name="Emphasis">POSIX 1003.1b</text:span>. L'utilisation de sémaphores permet aussi la synchronisation entre plusieurs threads. Voici un exemple simple: </text:p>
      <text:p text:style-name="Programmation_20_Titre"><text:soft-page-break/><text:span text:style-name="T3">thread3.c</text:span></text:p>
      <text:list xml:id="list197222085" text:continue-list="list1323244006" text:style-name="Numbering_20_1">
        <text:list-item text:start-value="1">
          <text:p text:style-name="P12"><text:span text:style-name="T3">#include &lt;stdio.h&gt;</text:span></text:p>
        </text:list-item>
        <text:list-item>
          <text:p text:style-name="P12"><text:span text:style-name="T3">#include &lt;stdlib.h&gt;</text:span></text:p>
        </text:list-item>
        <text:list-item>
          <text:p text:style-name="P12"><text:span text:style-name="T3">#include &lt;unistd.h&gt;</text:span></text:p>
        </text:list-item>
        <text:list-item>
          <text:p text:style-name="P12"><text:span text:style-name="T3">#include &lt;pthread.h&gt;</text:span></text:p>
        </text:list-item>
        <text:list-item>
          <text:p text:style-name="P12"><text:span text:style-name="T3">#include &lt;semaphore.h&gt;</text:span></text:p>
        </text:list-item>
        <text:list-item>
          <text:p text:style-name="P12"><text:span text:style-name="T3"></text:span></text:p>
        </text:list-item>
        <text:list-item>
          <text:p text:style-name="P12"><text:span text:style-name="T3">static sem_t my_sem;</text:span></text:p>
        </text:list-item>
        <text:list-item>
          <text:p text:style-name="P12"><text:span text:style-name="T3">int <text:s text:c="4"/>the_end;</text:span></text:p>
        </text:list-item>
        <text:list-item>
          <text:p text:style-name="P12"><text:span text:style-name="T3"></text:span></text:p>
        </text:list-item>
        <text:list-item>
          <text:p text:style-name="P12"><text:span text:style-name="T3">void <text:s text:c="2"/>*thread1_process(void *arg)</text:span></text:p>
        </text:list-item>
        <text:list-item>
          <text:p text:style-name="P12"><text:span text:style-name="T3">{</text:span></text:p>
        </text:list-item>
        <text:list-item>
          <text:p text:style-name="P12"><text:span text:style-name="T3"><text:s text:c="4"/>while (!the_end)</text:span></text:p>
        </text:list-item>
        <text:list-item>
          <text:p text:style-name="P12"><text:span text:style-name="T3"><text:s text:c="4"/>{</text:span></text:p>
        </text:list-item>
        <text:list-item>
          <text:p text:style-name="P12"><text:span text:style-name="T3"><text:s text:c="8"/>printf("Je t'attend !\n");</text:span></text:p>
        </text:list-item>
        <text:list-item>
          <text:p text:style-name="P12"><text:span text:style-name="T3"><text:s text:c="8"/>sem_wait(&amp;my_sem);</text:span></text:p>
        </text:list-item>
        <text:list-item>
          <text:p text:style-name="P12"><text:span text:style-name="T3"><text:s text:c="4"/>}</text:span></text:p>
        </text:list-item>
        <text:list-item>
          <text:p text:style-name="P12"><text:span text:style-name="T3"></text:span></text:p>
        </text:list-item>
        <text:list-item>
          <text:p text:style-name="P12"><text:span text:style-name="T3"><text:s text:c="4"/>printf("OK, je sors !\n");</text:span></text:p>
        </text:list-item>
        <text:list-item>
          <text:p text:style-name="P12"><text:span text:style-name="T3"><text:s text:c="4"/>pthread_exit(0);</text:span></text:p>
        </text:list-item>
        <text:list-item>
          <text:p text:style-name="P12"><text:span text:style-name="T3">}</text:span></text:p>
        </text:list-item>
        <text:list-item>
          <text:p text:style-name="P12"><text:span text:style-name="T3"></text:span></text:p>
        </text:list-item>
        <text:list-item>
          <text:p text:style-name="P12"><text:span text:style-name="T3">void <text:s text:c="2"/>*thread2_process(void *arg)</text:span></text:p>
        </text:list-item>
        <text:list-item>
          <text:p text:style-name="P12"><text:span text:style-name="T3">{</text:span></text:p>
        </text:list-item>
        <text:list-item>
          <text:p text:style-name="P12"><text:span text:style-name="T3"><text:s text:c="4"/>register int i;</text:span></text:p>
        </text:list-item>
        <text:list-item>
          <text:p text:style-name="P12"><text:span text:style-name="T3"></text:span></text:p>
        </text:list-item>
        <text:list-item>
          <text:p text:style-name="P12"><text:span text:style-name="T3"><text:s text:c="4"/>for (i = 0; i &lt; 5; i++)</text:span></text:p>
        </text:list-item>
        <text:list-item>
          <text:p text:style-name="P12"><text:span text:style-name="T3"><text:s text:c="4"/>{</text:span></text:p>
        </text:list-item>
        <text:list-item>
          <text:p text:style-name="P12"><text:span text:style-name="T3"><text:s text:c="8"/>printf("J'arrive %d !\n", i);</text:span></text:p>
        </text:list-item>
        <text:list-item>
          <text:p text:style-name="P12"><text:span text:style-name="T3"><text:s text:c="8"/>sem_post(&amp;my_sem);</text:span></text:p>
        </text:list-item>
        <text:list-item>
          <text:p text:style-name="P12"><text:span text:style-name="T3"><text:s text:c="8"/>sleep(1);</text:span></text:p>
        </text:list-item>
        <text:list-item>
          <text:p text:style-name="P12"><text:span text:style-name="T3"><text:s text:c="4"/>}</text:span></text:p>
        </text:list-item>
        <text:list-item>
          <text:p text:style-name="P12"><text:span text:style-name="T3"></text:span></text:p>
        </text:list-item>
        <text:list-item>
          <text:p text:style-name="P12"><text:span text:style-name="T3"><text:s text:c="4"/>the_end = 1;</text:span></text:p>
        </text:list-item>
        <text:list-item>
          <text:p text:style-name="P12"><text:span text:style-name="T3"><text:s text:c="4"/>sem_post(&amp;my_sem); <text:s text:c="9"/>/* Pour debloquer le dernier sem_wait */</text:span></text:p>
        </text:list-item>
        <text:list-item>
          <text:p text:style-name="P12"><text:span text:style-name="T3"><text:s text:c="4"/>pthread_exit(0);</text:span></text:p>
        </text:list-item>
        <text:list-item>
          <text:p text:style-name="P12"><text:span text:style-name="T3">}</text:span></text:p>
        </text:list-item>
        <text:list-item>
          <text:p text:style-name="P12"><text:span text:style-name="T3"></text:span></text:p>
        </text:list-item>
        <text:list-item>
          <text:p text:style-name="P12"><text:span text:style-name="T3">int main(int ac, char **av)</text:span></text:p>
        </text:list-item>
        <text:list-item>
          <text:p text:style-name="P12"><text:span text:style-name="T3">{</text:span></text:p>
        </text:list-item>
        <text:list-item>
          <text:p text:style-name="P12"><text:span text:style-name="T3"><text:s text:c="4"/>pthread_t th1, th2;</text:span></text:p>
        </text:list-item>
        <text:list-item>
          <text:p text:style-name="P12"><text:span text:style-name="T3"><text:s text:c="4"/>void <text:s text:c="2"/>*ret;</text:span></text:p>
        </text:list-item>
        <text:list-item>
          <text:p text:style-name="P12"><text:span text:style-name="T3"></text:span></text:p>
        </text:list-item>
        <text:list-item>
          <text:p text:style-name="P12"><text:span text:style-name="T3"><text:s text:c="4"/>sem_init(&amp;my_sem, 0, 0);</text:span></text:p>
        </text:list-item>
        <text:list-item>
          <text:p text:style-name="P12"><text:span text:style-name="T3"></text:span></text:p>
        </text:list-item>
        <text:list-item>
          <text:p text:style-name="P12"><text:span text:style-name="T3"><text:s text:c="4"/>if (pthread_create(&amp;th1, NULL, thread1_process, NULL) &lt; 0)</text:span></text:p>
        </text:list-item>
        <text:list-item>
          <text:p text:style-name="P12"><text:span text:style-name="T3"><text:s text:c="4"/>{</text:span></text:p>
        </text:list-item>
        <text:list-item>
          <text:p text:style-name="P12"><text:span text:style-name="T3"><text:s text:c="8"/>fprintf(stderr, "pthread_create error for thread 1\n");</text:span></text:p>
        </text:list-item>
        <text:list-item>
          <text:p text:style-name="P12"><text:span text:style-name="T3"><text:s text:c="8"/>exit(1);</text:span></text:p>
        </text:list-item>
        <text:list-item>
          <text:p text:style-name="P12"><text:span text:style-name="T3"><text:s text:c="4"/>}</text:span></text:p>
        </text:list-item>
        <text:list-item>
          <text:p text:style-name="P12"><text:span text:style-name="T3"></text:span></text:p>
        </text:list-item>
        <text:list-item>
          <text:p text:style-name="P12"><text:span text:style-name="T3"><text:s text:c="4"/>if (pthread_create(&amp;th2, NULL, thread2_process, NULL) &lt; 0)</text:span></text:p>
        </text:list-item>
        <text:list-item>
          <text:p text:style-name="P12"><text:span text:style-name="T3"><text:s text:c="4"/>{</text:span></text:p>
        </text:list-item>
        <text:list-item>
          <text:p text:style-name="P12"><text:span text:style-name="T3"><text:s text:c="8"/>fprintf(stderr, "pthread_create error for thread 2\n");</text:span></text:p>
        </text:list-item>
        <text:list-item>
          <text:p text:style-name="P12"><text:span text:style-name="T3"><text:s text:c="8"/>exit(1);</text:span></text:p>
        </text:list-item>
        <text:list-item>
          <text:p text:style-name="P12"><text:span text:style-name="T3"><text:s text:c="4"/>}</text:span></text:p>
        </text:list-item>
        <text:list-item>
          <text:p text:style-name="P12"><text:span text:style-name="T3"></text:span></text:p>
        </text:list-item>
        <text:list-item>
          <text:p text:style-name="P12"><text:span text:style-name="T3"><text:s text:c="4"/>(void)pthread_join(th1, &amp;ret);</text:span></text:p>
        </text:list-item>
        <text:list-item>
          <text:p text:style-name="P12"><text:span text:style-name="T3"><text:s text:c="4"/>(void)pthread_join(th2, &amp;ret);</text:span></text:p>
        </text:list-item>
        <text:list-item>
          <text:p text:style-name="P12"><text:span text:style-name="T3"></text:span></text:p>
        </text:list-item>
        <text:list-item>
          <text:p text:style-name="P12"><text:span text:style-name="T3"><text:s text:c="4"/>return 0;</text:span></text:p>
        </text:list-item>
        <text:list-item>
          <text:p text:style-name="P12"><text:span text:style-name="T3">}</text:span></text:p>
        </text:list-item>
      </text:list>
      <text:p text:style-name="Text_20_body">Dans cet exemple, le thread numéro 1 attend le thread 2 par l'intermédiaire d'un sémaphore. Après compilation on obtient la sortie suivante: </text:p>
      <text:p text:style-name="Console"><text:soft-page-break/><text:span text:style-name="T4">$</text:span> ./thread3</text:p>
      <text:p text:style-name="Console">Je t'attend !</text:p>
      <text:p text:style-name="Console">J'arrive 0 !</text:p>
      <text:p text:style-name="Console">Je t'attend !</text:p>
      <text:p text:style-name="Console">J'arrive 1 !</text:p>
      <text:p text:style-name="Console">Je t'attend !</text:p>
      <text:p text:style-name="Console">J'arrive 2 !</text:p>
      <text:p text:style-name="Console">Je t'attend !</text:p>
      <text:p text:style-name="Console">J'arrive 3 !</text:p>
      <text:p text:style-name="Console">Je t'attend !</text:p>
      <text:p text:style-name="Console">J'arrive 4 !</text:p>
      <text:p text:style-name="Console">Je t'attend !</text:p>
      <text:p text:style-name="Console">OK, je sors !</text:p>
      <text:h text:style-name="Heading_20_1" text:outline-level="1">Mode de création des threads: JOINABLE ou DETACHED</text:h>
      <text:p text:style-name="Text_20_body">Dans les exemples précédents, les threads sont créés en mode <text:span text:style-name="Emphasis">JOINABLE</text:span>, c'est à dire que le processus qui a créé le thread attend la fin de celui-ci en restant bloqué sur l'appel à <text:span text:style-name="Emphasis">pthread_join</text:span>. Lorsque le thread se termine, les resources mémoire du thread sont libérées grâce à l'appel à <text:span text:style-name="Emphasis">pthread_join</text:span>. Si cet appel n'est pas effectué, la mémoire n'est pas libérée et il s'en suit une <text:span text:style-name="Emphasis">fuite de mémoire</text:span>. Pour éviter un appel systématique à <text:span text:style-name="Emphasis">pthread_join</text:span> (qui peut parfois être contraignant dans certaines applications), on peut créer le thread en mode <text:span text:style-name="Emphasis">DETACHED</text:span>. Dans ce cas la, la mémoire sera correctement libérée à la fin du thread. </text:p>
      <text:p text:style-name="Text_20_body">Pour cela il suffit d'ajouter le code suivant: </text:p>
      <text:list xml:id="list1031114869" text:continue-list="list197222085" text:style-name="Numbering_20_1">
        <text:list-item text:start-value="1">
          <text:p text:style-name="Programmation"><text:s text:c="2"/>pthread_attr_t thread_attr;</text:p>
        </text:list-item>
        <text:list-item>
          <text:p text:style-name="Programmation"/>
        </text:list-item>
        <text:list-item>
          <text:p text:style-name="Programmation"><text:s text:c="2"/>if (pthread_attr_init (&amp;thread_attr) != 0) {</text:p>
        </text:list-item>
        <text:list-item>
          <text:p text:style-name="Programmation"><text:s text:c="4"/>fprintf (stderr, "pthread_attr_init error");</text:p>
        </text:list-item>
        <text:list-item>
          <text:p text:style-name="Programmation"><text:s text:c="4"/>exit (1);</text:p>
        </text:list-item>
        <text:list-item>
          <text:p text:style-name="Programmation"><text:s text:c="2"/>}</text:p>
        </text:list-item>
        <text:list-item>
          <text:p text:style-name="Programmation"/>
        </text:list-item>
        <text:list-item>
          <text:p text:style-name="Programmation"><text:s text:c="2"/>if (pthread_attr_setdetachstate (&amp;thread_attr, PTHREAD_CREATE_DETACHED) != 0) {</text:p>
        </text:list-item>
        <text:list-item>
          <text:p text:style-name="Programmation"><text:s text:c="4"/>fprintf (stderr, "pthread_attr_setdetachstate error");</text:p>
        </text:list-item>
        <text:list-item>
          <text:p text:style-name="Programmation"/>
        </text:list-item>
        <text:list-item>
          <text:p text:style-name="Programmation"><text:s text:c="4"/>exit (1);</text:p>
        </text:list-item>
        <text:list-item>
          <text:p text:style-name="Programmation"><text:s text:c="2"/>}</text:p>
        </text:list-item>
      </text:list>
      <text:p text:style-name="Text_20_body">puis de créer les threads avec des appels du type: </text:p>
      <text:list xml:id="list1155379185" text:continue-list="list1031114869" text:style-name="Numbering_20_1">
        <text:list-item text:start-value="1">
          <text:p text:style-name="Programmation"><text:s text:c="2"/>if (pthread_create (&amp;th1, &amp;thread_attr, thread1_process, NULL) &lt; 0) {</text:p>
        </text:list-item>
        <text:list-item>
          <text:p text:style-name="Programmation"><text:s text:c="4"/>fprintf (stderr, "pthread_create error for thread 1\n");</text:p>
        </text:list-item>
        <text:list-item>
          <text:p text:style-name="Programmation"><text:s text:c="4"/>exit (1);</text:p>
        </text:list-item>
        <text:list-item>
          <text:p text:style-name="Programmation"><text:s text:c="2"/>}</text:p>
        </text:list-item>
      </text:list>
      <text:h text:style-name="Heading_20_1" text:outline-level="1">Destruction de thread: cancellation</text:h>
      <text:p text:style-name="P7">Les exemples ci-dessus utilisait la fonction <text:span text:style-name="Emphasis">pthread_exit</text:span> pour la destruction d'un thread (en fait le thread se détruisait tout seul). Il existe un mécanisme dans lequel un thread peut en détruire en autre à condition que ce dernier ait validé cette possibilité. Le comportement par défaut est de type <text:span text:style-name="Emphasis">décalé</text:span> (deferred). Lorsqu'on envoit une requète de destruction d'un thread, celle-ci n'est exécutée que lorsque ce thread passe par un <text:span text:style-name="Emphasis">cancellation point</text:span> comme par exemple l'appel à la fonction <text:span text:style-name="Emphasis">pthread_testcancel</text:span>. Voici un petit exemple:</text:p>
      <text:p text:style-name="Programmation_20_Titre"><text:span text:style-name="T4">thread4.c</text:span> </text:p>
      <text:list xml:id="list1333057387" text:continue-list="list1155379185" text:style-name="Numbering_20_1">
        <text:list-item text:start-value="1">
          <text:p text:style-name="P13"><text:span text:style-name="T4">#include &lt;stdio.h&gt;</text:span></text:p>
        </text:list-item>
        <text:list-item>
          <text:p text:style-name="P13"><text:span text:style-name="T4">#include &lt;stdlib.h&gt;</text:span></text:p>
        </text:list-item>
        <text:list-item>
          <text:p text:style-name="P13"><text:span text:style-name="T4">#include &lt;unistd.h&gt;</text:span></text:p>
        </text:list-item>
        <text:list-item>
          <text:p text:style-name="P13"><text:span text:style-name="T4">#include &lt;pthread.h&gt;</text:span></text:p>
        </text:list-item>
        <text:list-item>
          <text:p text:style-name="P13"><text:soft-page-break/><text:span text:style-name="T4"></text:span></text:p>
        </text:list-item>
        <text:list-item>
          <text:p text:style-name="P13"><text:span text:style-name="T4">void <text:s text:c="2"/>*my_thread_process(void *arg)</text:span></text:p>
        </text:list-item>
        <text:list-item>
          <text:p text:style-name="P13"><text:span text:style-name="T4">{</text:span></text:p>
        </text:list-item>
        <text:list-item>
          <text:p text:style-name="P13"><text:span text:style-name="T4"><text:s text:c="4"/>int <text:s text:c="4"/>i;</text:span></text:p>
        </text:list-item>
        <text:list-item>
          <text:p text:style-name="P13"><text:span text:style-name="T4"></text:span></text:p>
        </text:list-item>
        <text:list-item>
          <text:p text:style-name="P13"><text:span text:style-name="T4"><text:s text:c="4"/>pthread_setcancelstate(PTHREAD_CANCEL_ENABLE, NULL);</text:span></text:p>
        </text:list-item>
        <text:list-item>
          <text:p text:style-name="P13"><text:span text:style-name="T4"></text:span></text:p>
        </text:list-item>
        <text:list-item>
          <text:p text:style-name="P13"><text:span text:style-name="T4"><text:s text:c="4"/>for (i = 0; i &lt; 5; i++)</text:span></text:p>
        </text:list-item>
        <text:list-item>
          <text:p text:style-name="P13"><text:span text:style-name="T4"><text:s text:c="4"/>{</text:span></text:p>
        </text:list-item>
        <text:list-item>
          <text:p text:style-name="P13"><text:span text:style-name="T4"><text:s text:c="8"/>printf("Thread %s: %d\n", (char *)arg, i);</text:span></text:p>
        </text:list-item>
        <text:list-item>
          <text:p text:style-name="P13"><text:span text:style-name="T4"><text:s text:c="8"/>sleep(1);</text:span></text:p>
        </text:list-item>
        <text:list-item>
          <text:p text:style-name="P13"><text:span text:style-name="T4"><text:s text:c="8"/>pthread_testcancel();</text:span></text:p>
        </text:list-item>
        <text:list-item>
          <text:p text:style-name="P13"><text:span text:style-name="T4"><text:s text:c="4"/>}</text:span></text:p>
        </text:list-item>
        <text:list-item>
          <text:p text:style-name="P13"><text:span text:style-name="T4"><text:s text:c="4"/>return NULL;</text:span></text:p>
        </text:list-item>
        <text:list-item>
          <text:p text:style-name="P13"><text:span text:style-name="T4">}</text:span></text:p>
        </text:list-item>
        <text:list-item>
          <text:p text:style-name="P13"><text:span text:style-name="T4"></text:span></text:p>
        </text:list-item>
        <text:list-item>
          <text:p text:style-name="P13"><text:span text:style-name="T4">int main(int ac, char **av)</text:span></text:p>
        </text:list-item>
        <text:list-item>
          <text:p text:style-name="P13"><text:span text:style-name="T4">{</text:span></text:p>
        </text:list-item>
        <text:list-item>
          <text:p text:style-name="P13"><text:span text:style-name="T4"><text:s text:c="4"/>pthread_t th1;</text:span></text:p>
        </text:list-item>
        <text:list-item>
          <text:p text:style-name="P13"><text:span text:style-name="T4"><text:s text:c="4"/>void <text:s text:c="2"/>*ret;</text:span></text:p>
        </text:list-item>
        <text:list-item>
          <text:p text:style-name="P13"><text:span text:style-name="T4"></text:span></text:p>
        </text:list-item>
        <text:list-item>
          <text:p text:style-name="P13"><text:span text:style-name="T4"><text:s text:c="4"/>if (pthread_create(&amp;th1, NULL, my_thread_process, "1") &lt; 0)</text:span></text:p>
        </text:list-item>
        <text:list-item>
          <text:p text:style-name="P13"><text:span text:style-name="T4"><text:s text:c="4"/>{</text:span></text:p>
        </text:list-item>
        <text:list-item>
          <text:p text:style-name="P13"><text:span text:style-name="T4"><text:s text:c="8"/>fprintf(stderr, "pthread_create error for thread 1\n");</text:span></text:p>
        </text:list-item>
        <text:list-item>
          <text:p text:style-name="P13"><text:span text:style-name="T4"><text:s text:c="8"/>exit(1);</text:span></text:p>
        </text:list-item>
        <text:list-item>
          <text:p text:style-name="P13"><text:span text:style-name="T4"><text:s text:c="4"/>}</text:span></text:p>
        </text:list-item>
        <text:list-item>
          <text:p text:style-name="P13"><text:span text:style-name="T4"></text:span></text:p>
        </text:list-item>
        <text:list-item>
          <text:p text:style-name="P13"><text:span text:style-name="T4"><text:s text:c="4"/>sleep(2);</text:span></text:p>
        </text:list-item>
        <text:list-item>
          <text:p text:style-name="P13"><text:span text:style-name="T4"><text:s text:c="4"/>if (pthread_cancel(th1) != 0)</text:span></text:p>
        </text:list-item>
        <text:list-item>
          <text:p text:style-name="P13"><text:span text:style-name="T4"><text:s text:c="4"/>{</text:span></text:p>
        </text:list-item>
        <text:list-item>
          <text:p text:style-name="P13"><text:span text:style-name="T4"><text:s text:c="8"/>fprintf(stderr, "pthread_cancel error for thread 1\n");</text:span></text:p>
        </text:list-item>
        <text:list-item>
          <text:p text:style-name="P13"><text:span text:style-name="T4"><text:s text:c="8"/>exit(1);</text:span></text:p>
        </text:list-item>
        <text:list-item>
          <text:p text:style-name="P13"><text:span text:style-name="T4"><text:s text:c="4"/>}</text:span></text:p>
        </text:list-item>
        <text:list-item>
          <text:p text:style-name="P13"><text:span text:style-name="T4"></text:span></text:p>
        </text:list-item>
        <text:list-item>
          <text:p text:style-name="P13"><text:span text:style-name="T4"><text:s text:c="4"/>(void)pthread_join(th1, &amp;ret);</text:span></text:p>
        </text:list-item>
        <text:list-item>
          <text:p text:style-name="P13"><text:span text:style-name="T4"></text:span></text:p>
        </text:list-item>
        <text:list-item>
          <text:p text:style-name="P13"><text:span text:style-name="T4"><text:s text:c="4"/>return 0;</text:span></text:p>
        </text:list-item>
        <text:list-item>
          <text:p text:style-name="P13"><text:span text:style-name="T4">}</text:span></text:p>
        </text:list-item>
      </text:list>
      <text:p text:style-name="Text_20_body">Le thread un accepte les destruction par l'appel à la fonction <text:span text:style-name="Emphasis">pthread_setcancelstate</text:span> au début du thread puis teste les demandes de destruction par <text:span text:style-name="Emphasis">pthread_testcancel</text:span>. Au bout de deux secondes, le thread est détruit par un appel à <text:span text:style-name="Emphasis">pthread_cancel</text:span> dans le programme principal. Le résultat à l'éxécution est le suivant: </text:p>
      <text:p text:style-name="Console"><text:span text:style-name="T5">$</text:span> ./thread4</text:p>
      <text:p text:style-name="Console">Thread 1: 0</text:p>
      <text:p text:style-name="Console">Thread 1: 1</text:p>
      <text:p text:style-name="Text_20_body">Pour éviter l'utilisation des <text:span text:style-name="Emphasis">cancellation points</text:span>, on peut indiquer que la destruction est en mode <text:span text:style-name="Emphasis">asynchrone</text:span> en modifiant le code du thread de la manière suivante: </text:p>
      <text:list xml:id="list1239670447" text:continue-list="list1333057387" text:style-name="Numbering_20_1">
        <text:list-item text:start-value="1">
          <text:p text:style-name="Programmation">void *my_thread_process (void * arg)</text:p>
        </text:list-item>
        <text:list-item>
          <text:p text:style-name="Programmation">{</text:p>
        </text:list-item>
        <text:list-item>
          <text:p text:style-name="Programmation"><text:s text:c="2"/>int i;</text:p>
        </text:list-item>
        <text:list-item>
          <text:p text:style-name="Programmation"/>
        </text:list-item>
        <text:list-item>
          <text:p text:style-name="Programmation"><text:s text:c="2"/>pthread_setcancelstate(PTHREAD_CANCEL_ENABLE, NULL);</text:p>
        </text:list-item>
        <text:list-item>
          <text:p text:style-name="Programmation"><text:s text:c="2"/>pthread_setcanceltype(PTHREAD_CANCEL_ASYNCHRONOUS, NULL);</text:p>
        </text:list-item>
        <text:list-item>
          <text:p text:style-name="Programmation"/>
        </text:list-item>
        <text:list-item>
          <text:p text:style-name="Programmation"><text:s text:c="2"/>for (i = 0 ; i &lt; 5 ; i++) {</text:p>
        </text:list-item>
        <text:list-item>
          <text:p text:style-name="Programmation"><text:s text:c="4"/>printf ("Thread %s: %d\n", (char*)arg, i);</text:p>
        </text:list-item>
        <text:list-item>
          <text:p text:style-name="Programmation"><text:s text:c="4"/>sleep (1);</text:p>
        </text:list-item>
        <text:list-item>
          <text:p text:style-name="Programmation"><text:s text:c="2"/>}</text:p>
        </text:list-item>
        <text:list-item>
          <text:p text:style-name="Programmation">}</text:p>
        </text:list-item>
      </text:list>
      <text:h text:style-name="Heading_20_1" text:outline-level="1">Debug d'un programme multi-thread sous LINUX</text:h>
      <text:p text:style-name="Text_20_body">Les dernières versions de <text:span text:style-name="Emphasis">gdb</text:span> et de la <text:span text:style-name="Emphasis">glibc</text:span> (packages distribués avec la RedHat 5.2) permettent de <text:soft-page-break/>debugger un programme LINUX utilisant du multi-threading. Plus d'infos sont disponibles sur la page WWW de la bibliothèque <text:a xlink:type="simple" xlink:href="http://pauillac.inria.fr/%7Exleroy/linuxthreads">LinuxThreads</text:a> (voir bibliographie). </text:p>
      <text:p text:style-name="Text_20_body">Voici un petit exemple de session <text:span text:style-name="Emphasis">gdb</text:span> sur le programme d'exemple <text:span text:style-name="Emphasis">thread1</text:span>. </text:p>
      <text:p text:style-name="Console">(gdb) b main</text:p>
      <text:p text:style-name="Console">Breakpoint 1 at 0x8048622: file thread1.c, line 22.</text:p>
      <text:p text:style-name="Console"/>
      <text:p text:style-name="Text_20_body">On a posé un point d'arrêt dans le programme principal avant la création des threads. </text:p>
      <text:p text:style-name="Console">(gdb) n</text:p>
      <text:p text:style-name="Console">[New Thread 25572]</text:p>
      <text:p text:style-name="Console">[New Thread 25571]</text:p>
      <text:p text:style-name="Console">[New Thread 25573]</text:p>
      <text:p text:style-name="Console">Thread 1: 0</text:p>
      <text:p text:style-name="Console">Thread 1: 1</text:p>
      <text:p text:style-name="Console">Thread 1: 2</text:p>
      <text:p text:style-name="Console">Thread 1: 3</text:p>
      <text:p text:style-name="Console">Thread 1: 4</text:p>
      <text:p text:style-name="Console">(gdb) info threads</text:p>
      <text:p text:style-name="Console"><text:s text:c="2"/>3 Thread 25573 <text:s/>0x4007a921 in __libc_nanosleep ()</text:p>
      <text:p text:style-name="Console">* 2 Thread 25571 <text:s/>main (ac=1, av=0xbffffca0) at thread1.c:27</text:p>
      <text:p text:style-name="Console"><text:s text:c="2"/>1 Thread 25572 <text:s/>0x4008b2de in __select ()</text:p>
      <text:p text:style-name="Text_20_body">L'action sur <text:span text:style-name="Emphasis">next</text:span> exécute la fonction <text:span text:style-name="Emphasis">pthread_create</text:span> qui provoque la création du thread 1. La commande <text:span text:style-name="Emphasis">info threads</text:span> permet de connaitre la liste des tous les threads associés à l'exécution du programme. Le thread courant est indiqué par l'étoile, le numéro du thread est indiqué en deuxième colonne (ici 1, 2, 3). </text:p>
      <text:p text:style-name="Console">(gdb) thread 1</text:p>
      <text:p text:style-name="Console">[Switching to Thread 25654]</text:p>
      <text:p text:style-name="Console">#0 <text:s/>0x4008b2de in __select ()</text:p>
      <text:p text:style-name="Text_20_body">On peut passer d'un thread à l'autre en utilisant la commande <text:span text:style-name="Emphasis">thread numéro-du-thread.</text:span> </text:p>
      <text:h text:style-name="Heading_20_1" text:outline-level="1">Conclusion et bibliographie</text:h>
      <text:p text:style-name="Text_20_body">L'utilisation du multi-threading permet de faciliter la programmation d'un grand nombres d'applications de type serveur ou multimédia, tout en améliorant les fonctionnalités du programme par rapport à une solution classique basée sur l'utilisation des créations de processus (fork). Les pointeurs suivants vous seront utiles si vous vous lancez dans le multi-threading: </text:p>
      <text:list xml:id="list631845838" text:style-name="L3">
        <text:list-item>
          <text:p text:style-name="P10">La bibliothèque LinuxThreads sur <text:a xlink:type="simple" xlink:href="http://pauillac.inria.fr/%7Exleroy/linuxthreads">http://pauillac.inria.fr/~xleroy/linuxthreads</text:a> </text:p>
        </text:list-item>
        <text:list-item>
          <text:p text:style-name="P10">Le site "Programming POSIX threads" sur <text:a xlink:type="simple" xlink:href="http://www.humanfactor.com/pthreads">http://www.humanfactor.com/pthreads </text:a></text:p>
        </text:list-item>
        <text:list-item>
          <text:p text:style-name="P10">Si vous voulez porter vos applicatifs sur Win32, la bibliothèque "POSIX Threads (pthreads) for Win32" sur <text:a xlink:type="simple" xlink:href="http://sourceware.cygnus.com/pthreads-win32">http://sourceware.cygnus.com/pthreads-win32</text:a> </text:p>
        </text:list-item>
        <text:list-item>
          <text:p text:style-name="P6">La FAQ du groupe de discussion <text:a xlink:type="simple" xlink:href="news:comp.programming.threads">comp.programming.threads</text:a> sur <text:a xlink:type="simple" xlink:href="http://www.serpentine.com/%7Ebos/threads-faq">http://www.serpentine.com/~bos/threads-faq</text: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Nimbus Mono L" svg:font-family="'Nimbus Mono L'" style:font-adornments="Normal" style:font-pitch="fixed"/>
    <style:font-face style:name="Nimbus Mono L1"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2"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101cm" fo:text-indent="0cm" style:auto-text-indent="false" style:shadow="none" text:number-lines="true" text:line-number="0"/>
      <style:text-properties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left="0cm" fo:margin-right="0.199cm" fo:margin-top="0.199cm" fo:margin-bottom="0.4cm" fo:text-align="center" style:justify-single-word="false" fo:text-indent="0cm" style:auto-text-indent="false" fo:break-before="auto" fo:break-after="auto" fo:background-color="transparent" style:shadow="none" fo:keep-with-next="always">
        <style:tab-stops/>
        <style:background-image/>
      </style:paragraph-properties>
      <style:text-properties style:font-name="Nimbus Sans L" fo:font-size="14pt" fo:font-weight="bold" style:font-name-asian="Nimbus Sans L2"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99cm" fo:text-align="start" style:justify-single-word="false" fo:text-indent="0cm" style:auto-text-indent="false"/>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101cm" fo:margin-bottom="0.199cm" fo:text-align="start" style:justify-single-word="false" fo:text-indent="0cm" style:auto-text-indent="false"/>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cm" fo:margin-bottom="0.101cm" fo:text-align="start" style:justify-single-word="false" fo:text-indent="0cm" style:auto-text-indent="false"/>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101cm" fo:margin-top="0cm" fo:margin-bottom="0.101cm" fo:text-align="start" style:justify-single-word="false" fo:text-indent="0cm" style:auto-text-indent="false"/>
      <style:text-properties fo:font-size="11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fo:background-color="transparent" style:shadow="none">
        <style:tab-stops/>
        <style:background-image/>
      </style:paragraph-properties>
      <style:text-properties style:font-name="Nimbus Mono L1" fo:font-size="10pt" style:font-name-asian="Nimbus Mono L1" style:font-size-asian="10pt" style:font-name-complex="Nimbus Mono L1" style:font-size-complex="10pt"/>
    </style:style>
    <style:style style:name="Programmation" style:family="paragraph" style:parent-style-name="Standard" style:auto-update="true" style:list-style-name="Numbering_20_1" style:master-page-name="">
      <style:paragraph-properties style:page-number="auto" fo:background-color="transparent" fo:padding="0.049cm" fo:border="0.002cm solid #999999" style:shadow="#e6e6e6 0.18cm 0.18cm" text:number-lines="true" text:line-number="1">
        <style:tab-stops/>
        <style:background-image/>
      </style:paragraph-properties>
      <style:text-properties fo:color="#000000" style:font-name="Nimbus Mono L" fo:font-size="9pt" fo:language="zxx" fo:country="none"/>
    </style:style>
    <style:style style:name="Question" style:family="paragraph" style:parent-style-name="Text_20_body" style:next-style-name="Text_20_body" style:auto-update="true">
      <style:paragraph-properties fo:padding="0cm" fo:border-left="none" fo:border-right="none" fo:border-top="none" fo:border-bottom="0.002cm solid #000000"/>
      <style:text-properties fo:font-style="italic" fo:font-weight="bold"/>
    </style:style>
    <style:style style:name="Mathématique" style:family="paragraph" style:parent-style-name="Text_20_body">
      <style:paragraph-properties fo:margin-left="1cm" fo:margin-right="0cm" fo:text-indent="0cm" style:auto-text-indent="false"/>
      <style:text-properties style:font-name="Century Schoolbook L" fo:font-size="10pt" fo:font-style="italic"/>
    </style:style>
    <style:style style:name="Texte_20_programmation" style:display-name="Texte programmation" style:family="paragraph" style:parent-style-name="Preformatted_20_Text">
      <style:paragraph-properties fo:margin-left="0.499cm" fo:margin-right="0cm" fo:margin-top="0cm" fo:margin-bottom="0cm" fo:text-indent="0cm" style:auto-text-indent="false" fo:padding="0.049cm" fo:border="0.002cm solid #c0c0c0" style:shadow="#c0c0c0 0.049cm 0.049cm">
        <style:tab-stops/>
      </style:paragraph-properties>
      <style:text-properties fo:language="fr" fo:country="FR"/>
    </style:style>
    <style:style style:name="Programmation_20_Titre" style:display-name="Programmation Titre" style:family="paragraph" style:parent-style-name="Programmation" style:list-style-name="">
      <style:paragraph-properties fo:text-align="center" style:justify-single-word="false" fo:padding="0.049cm" fo:border="0.002cm solid #c0c0c0" style:join-border="false"/>
      <style:text-properties style:font-name="Nimbus Sans L1" fo:font-size="10pt" fo:font-style="italic"/>
    </style:style>
    <style:style style:name="Console" style:family="paragraph" style:parent-style-name="Text_20_body">
      <style:paragraph-properties fo:background-color="transparent" fo:padding="0.049cm" fo:border="0.002cm solid #999999" style:shadow="#e6e6e6 0.18cm 0.18cm">
        <style:background-image/>
      </style:paragraph-properties>
      <style:text-properties fo:color="#000000" style:font-name="Nimbus Mono L2" fo:font-size="10pt" fo:language="zxx" fo:country="non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text-properties fo:color="#000000" style:font-name="Nimbus Mono L2" fo:font-size="9pt" fo:font-style="normal" fo:background-color="#e6e6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fo:color="#000080" style:font-name="Nimbus Mono L1" fo:font-size="11pt" fo:language="zxx" fo:country="none" fo:background-color="transparent" style:font-name-asian="Nimbus Mono L1" style:font-name-complex="Nimbus Mono L1"/>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format="1">
        <style:list-level-properties text:space-before="0.002cm" text:min-label-width="0.801cm" text:min-label-distance="0.199cm" fo:text-align="end"/>
      </text:list-level-style-number>
      <text:list-level-style-number text:level="2" text:style-name="Numbering_20_Symbols" style:num-prefix=" " style:num-format="1">
        <style:list-level-properties text:space-before="0.503cm" text:min-label-width="0.801cm" text:min-label-distance="0.199cm" fo:text-align="end"/>
      </text:list-level-style-number>
      <text:list-level-style-number text:level="3" text:style-name="Numbering_20_Symbols" style:num-prefix=" " style:num-format="1">
        <style:list-level-properties text:space-before="1.002cm" text:min-label-width="0.801cm" text:min-label-distance="0.199cm" fo:text-align="end"/>
      </text:list-level-style-number>
      <text:list-level-style-number text:level="4" text:style-name="Numbering_20_Symbols" style:num-prefix=" " style:num-format="1">
        <style:list-level-properties text:space-before="1.503cm" text:min-label-width="0.801cm" text:min-label-distance="0.199cm" fo:text-align="end"/>
      </text:list-level-style-number>
      <text:list-level-style-number text:level="5" text:style-name="Numbering_20_Symbols" style:num-prefix=" " style:num-format="1">
        <style:list-level-properties text:space-before="2.002cm" text:min-label-width="0.801cm" text:min-label-distance="0.199cm" fo:text-align="end"/>
      </text:list-level-style-number>
      <text:list-level-style-number text:level="6" text:style-name="Numbering_20_Symbols" style:num-prefix=" " style:num-format="1">
        <style:list-level-properties text:space-before="2.503cm" text:min-label-width="0.801cm" text:min-label-distance="0.199cm" fo:text-align="end"/>
      </text:list-level-style-number>
      <text:list-level-style-number text:level="7" text:style-name="Numbering_20_Symbols" style:num-prefix=" " style:num-format="1">
        <style:list-level-properties text:space-before="3.002cm" text:min-label-width="0.801cm" text:min-label-distance="0.199cm" fo:text-align="end"/>
      </text:list-level-style-number>
      <text:list-level-style-number text:level="8" text:style-name="Numbering_20_Symbols" style:num-prefix=" " style:num-format="1">
        <style:list-level-properties text:space-before="3.503cm" text:min-label-width="0.801cm" text:min-label-distance="0.199cm" fo:text-align="end"/>
      </text:list-level-style-number>
      <text:list-level-style-number text:level="9" text:style-name="Numbering_20_Symbols" style:num-prefix=" " style:num-format="1">
        <style:list-level-properties text:space-before="4.002cm" text:min-label-width="0.801cm" text:min-label-distance="0.199cm" fo:text-align="end"/>
      </text:list-level-style-number>
      <text:list-level-style-number text:level="10" text:style-name="Numbering_20_Symbols" style:num-prefix=" " style:num-format="1">
        <style:list-level-properties text:space-before="4.503cm" text:min-label-width="0.801cm" text:min-label-distance="0.199cm" fo:text-align="end"/>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Bullet_20_Symbols" style:num-format="1">
        <style:list-level-properties text:min-label-width="0.4cm"/>
      </text:list-level-style-number>
      <text:list-level-style-bullet text:level="2" text:style-name="Bullet_20_Symbols" text:bullet-char="•">
        <style:list-level-properties text:space-before="0.401cm" text:min-label-width="0.4cm"/>
        <style:text-properties fo:font-family="'DejaVu Sans'" style:font-family-generic="swiss" style:font-pitch="variable"/>
      </text:list-level-style-bullet>
      <text:list-level-style-bullet text:level="3" text:style-name="Bullet_20_Symbols" text:bullet-char="•">
        <style:list-level-properties text:space-before="0.799cm" text:min-label-width="0.4cm"/>
        <style:text-properties fo:font-family="'DejaVu Sans'" style:font-family-generic="swiss" style:font-pitch="variable"/>
      </text:list-level-style-bullet>
      <text:list-level-style-bullet text:level="4" text:style-name="Bullet_20_Symbols" text:bullet-char="•">
        <style:list-level-properties text:space-before="1.2cm" text:min-label-width="0.4cm"/>
        <style:text-properties fo:font-family="'DejaVu Sans'" style:font-family-generic="swiss" style:font-pitch="variable"/>
      </text:list-level-style-bullet>
      <text:list-level-style-bullet text:level="5" text:style-name="Bullet_20_Symbols" text:bullet-char="•">
        <style:list-level-properties text:space-before="1.6cm" text:min-label-width="0.4cm"/>
        <style:text-properties fo:font-family="'DejaVu Sans'"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family-generic="swiss" style:font-pitch="variable"/>
      </text:list-level-style-bullet>
      <text:list-level-style-bullet text:level="8" text:style-name="Bullet_20_Symbols" text:bullet-char="•">
        <style:list-level-properties text:space-before="2.8cm" text:min-label-width="0.4cm"/>
        <style:text-properties fo:font-family="'DejaVu Sans'" style:font-family-generic="swiss" style:font-pitch="variable"/>
      </text:list-level-style-bullet>
      <text:list-level-style-bullet text:level="9" text:style-name="Bullet_20_Symbols" text:bullet-char="•">
        <style:list-level-properties text:space-before="3.2cm" text:min-label-width="0.4cm"/>
        <style:text-properties fo:font-family="'DejaVu Sans'"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family-generic="swiss" style:font-pitch="variable"/>
      </text:list-level-style-bullet>
    </text:list-style>
    <text:list-style style:name="List_20_2" style:display-name="List 2">
      <text:list-level-style-number text:level="1" text:style-name="Numbering_20_Symbols" style:num-format="1">
        <style:list-level-properties text:min-label-width="0.3cm"/>
      </text:list-level-style-number>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Question">
      <text:list-level-style-number text:level="1" text:style-name="Numbering_20_Symbols" style:num-prefix="Question " style:num-suffix="." style:num-format="1">
        <style:list-level-properties text:space-before="-0.011cm" text:min-label-distance="0.101cm"/>
      </text:list-level-style-number>
      <text:list-level-style-number text:level="2" text:style-name="Numbering_20_Symbols" style:num-prefix="Question " style:num-suffix="." style:num-format="1">
        <style:list-level-properties text:space-before="1.27cm" text:min-label-distance="0.101cm"/>
      </text:list-level-style-number>
      <text:list-level-style-number text:level="3" text:style-name="Numbering_20_Symbols" style:num-prefix="Question " style:num-suffix="." style:num-format="1">
        <style:list-level-properties text:space-before="1.905cm" text:min-label-distance="0.101cm"/>
      </text:list-level-style-number>
      <text:list-level-style-number text:level="4" text:style-name="Numbering_20_Symbols" style:num-prefix="Question " style:num-suffix="." style:num-format="1">
        <style:list-level-properties text:space-before="2.54cm" text:min-label-distance="0.101cm"/>
      </text:list-level-style-number>
      <text:list-level-style-number text:level="5" text:style-name="Numbering_20_Symbols" style:num-prefix="Question " style:num-suffix="." style:num-format="1">
        <style:list-level-properties text:space-before="3.175cm" text:min-label-distance="0.101cm"/>
      </text:list-level-style-number>
      <text:list-level-style-number text:level="6" text:style-name="Numbering_20_Symbols" style:num-prefix="Question " style:num-suffix="." style:num-format="1">
        <style:list-level-properties text:space-before="3.81cm" text:min-label-distance="0.101cm"/>
      </text:list-level-style-number>
      <text:list-level-style-number text:level="7" text:style-name="Numbering_20_Symbols" style:num-prefix="Question " style:num-suffix="." style:num-format="1">
        <style:list-level-properties text:space-before="4.445cm" text:min-label-distance="0.101cm"/>
      </text:list-level-style-number>
      <text:list-level-style-number text:level="8" text:style-name="Numbering_20_Symbols" style:num-prefix="Question " style:num-suffix="." style:num-format="1">
        <style:list-level-properties text:space-before="5.08cm" text:min-label-distance="0.101cm"/>
      </text:list-level-style-number>
      <text:list-level-style-number text:level="9" text:style-name="Numbering_20_Symbols" style:num-prefix="Question " style:num-suffix="." style:num-format="1">
        <style:list-level-properties text:space-before="5.715cm" text:min-label-distance="0.101cm"/>
      </text:list-level-style-number>
      <text:list-level-style-number text:level="10" text:style-name="Numbering_20_Symbols" style:num-prefix="Question " style:num-suffix="." style:num-format="1">
        <style:list-level-properties text:space-before="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Bullet_20_Symbols"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text:title/></text:p>
      </style:header-left>
      <style:footer>
        <text:p text:style-name="MP2"><text:page-number text:select-page="current">7</text:page-number>/<text:page-count>9</text:page-count></text:p>
      </style:footer>
    </style:master-page>
    <style:master-page style:name="First_20_Page" style:display-name="First Page" style:page-layout-name="Mpm2" style:next-style-name="Standard">
      <style:header>
        <text:p text:style-name="Header"><text:file-name text:display="name-and-extension">multithread-pf.odt</text:file-name> </text:p>
      </style:header>
      <style:header-left>
        <text:p text:style-name="Header"/>
      </style:header-left>
      <style:footer>
        <text:p text:style-name="MP2"><text:page-number text:select-page="current">7</text:page-number>/<text:page-count>9</text:page-count></text:p>
      </style:footer>
    </style:master-page>
    <style:master-page style:name="Left_20_Page" style:display-name="Left Pag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3-12T21:12:17</meta:creation-date>
    <dc:language>fr-FR</dc:language>
    <meta:editing-cycles>6</meta:editing-cycles>
    <meta:editing-duration>PT00H52M39S</meta:editing-duration>
    <meta:initial-creator>Erwann </meta:initial-creator>
    <dc:date>2011-03-12T22:04:54</dc:date>
    <dc:creator>Erwann </dc:creator>
    <meta:document-statistic meta:table-count="0" meta:image-count="0" meta:object-count="0" meta:page-count="9" meta:paragraph-count="414" meta:word-count="2511" meta:character-count="16672"/>
    <meta:user-defined meta:name="Info 1"/>
    <meta:user-defined meta:name="Info 2"/>
    <meta:user-defined meta:name="Info 3"/>
    <meta:user-defined meta:name="Info 4"/>
  </office:meta>
</office:document-meta>
</file>